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P8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6986863441416064325"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231847760815023823"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3450951184657337210"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4724642790574505899"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3650896371221065990"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2362680970811074971"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4586287054434560494"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105885581969151003"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1411694469206233017"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9086951146889405428"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4801578656853084356"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8137543995885799240"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654968234419047511"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5713579146158884206"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1029147968185993166" text:style-name="L15">
        <text:list-item>
          <text:p text:style-name="P24">Special Clipping Matrix eingeführt, weil das definitiv die MVP-Matrix der anderen Kamera ist, wobei die Modelmatrix auch etwas anderes sein kann</text:p>
        </text:list-item>
      </text:list>
      <text:p text:style-name="Standard"/>
      <text:list xml:id="list5606760340834253908"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2104338396222366596"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38626551"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1733213060612956706"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2987948075002392368"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1620397608709024384"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451962955123464879"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7046191352087958291"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8145858953060333630"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5212228070395916242"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5412172409601263857"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5947232733224915233"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4012903170855007372"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7182752854971922331"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2975596458288624426"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2132124237245034796"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2562032495682932175"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8615606289429549799"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2735557160920943991"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6627483706066656681"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1799980827170630611"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703720246535477595"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5109941346341678864"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4679686184451289461"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4510899279270042800"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2388201392366962190"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6648147098510750470"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7796772402243985128"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1863193918446433746"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38623297"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38628422"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6643836267207623078"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1686376580611086352"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38627809"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38632278"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38617759"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3905261745415259562"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4642136988784690183"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8216402572743194853"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38627976"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5781464085598578155"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3934029946433506705"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5618718084527664254" text:style-name="L51">
        <text:list-item>
          <text:p text:style-name="P81">BottomLog-Bug gefixt</text:p>
          <text:list>
            <text:list-item>
              <text:p text:style-name="P81">Wenn er unsichtbar war, war er kein RaycastTarget</text:p>
            </text:list-item>
            <text:list-item>
              <text:p text:style-name="P81">Wenn sichtbar, schon</text:p>
            </text:list-item>
            <text:list-item>
              <text:p text:style-name="P81">Ergebnis: Wenn am unteren Bildrand ein Button mit HoverHint war, dann öffnete sich der BottomLog, was dazu geführt hat, dass der Button nicht mehr gehovert war, was dazu geführt hat, dass der BottomLog wieder verschwindet und sobald die Opacity dann bei 0 war, war er wieder nicht Raycastbar, sodass der Button wieder gehovert wurde.</text:p>
            </text:list-item>
          </text:list>
        </text:list-item>
        <text:list-item>
          <text:p text:style-name="P81">LightingScreen Rendercam Pitchlimit ist jetzt mit bool togglebar und per default aus</text:p>
          <text:list>
            <text:list-item>
              <text:p text:style-name="P81">Ich fand es unintuitiv, warum es dort nicht gehen sollte (War einmal, weil ich nur den atan2 für die angles benutzt hatte. Ist aber jetzt kein Problem mehr...)</text:p>
            </text:list-item>
          </text:list>
        </text:list-item>
        <text:list-item>
          <text:p text:style-name="P81">MSAA für alle Kameras im Standalone und für keine bei WebGL</text:p>
          <text:list>
            <text:list-item>
              <text:p text:style-name="P81">Lustigerweise interessiert es Edge nicht, ob MSAA an ist oder aus. Es macht trotzdem AA. (Firefox hingegen macht kein MSAA, wenn keins an ist..)</text:p>
            </text:list-item>
            <text:list-item>
              <text:p text:style-name="P81">Anmerkung: WebGL-Builds testen ist eine Qual</text:p>
              <text:list>
                <text:list-item>
                  <text:p text:style-name="P81">Der IntensityGraph funktioniert im Editor, aber nicht im Build, obwohl die MatrixScreen-Shader auch im Editor broken waren. Zwar gab es keine Compilernachricht dafür, aber zumindest konnte ich es da schon sehen</text:p>
                </text:list-item>
                <text:list-item>
                  <text:p text:style-name="P81">Das Kompileren dauert gut 5 Minuten statt ein paar Sekunden für einen regulären Build</text:p>
                </text:list-item>
                <text:list-item>
                  <text:p text:style-name="P81">Ich muss die Builds manuell per URL in Edge öffnen, weil weder Chrome, noch Firefox den UnityWebPlayer von file:\\-URLs unterstützen</text:p>
                </text:list-item>
              </text:list>
            </text:list-item>
            <text:list-item>
              <text:p text:style-name="P81">Die Kamera im Hauptbildschirm hatte zwar MSAA an, war aber nicht gesmoothed. Der Unterschied zu allen anderen (die nicht die "Main" Camera waren): Ihr Rect war der <text:soft-page-break/>gesamte Bildschirm</text:p>
              <text:list>
                <text:list-item>
                  <text:p text:style-name="P81">Fix: new Rect(0, 0, 1.000001f, 1)</text:p>
                </text:list-item>
              </text:list>
            </text:list-item>
          </text:list>
        </text:list-item>
        <text:list-item>
          <text:p text:style-name="P81">Standalonedownloadbutton im MatrixScreen eingefügt, weil der ja nun alles ist, was die WebGL-Version bekommt</text:p>
        </text:list-item>
        <text:list-item>
          <text:p text:style-name="P81">Bool-Flag, um die LightingModel-UIPropertyGroups mit ihren Infos exposed zu starten</text:p>
          <text:list>
            <text:list-item>
              <text:p text:style-name="P81">Per default an. Es war mir ein wenig leer, vor allem bei Bildschirmauflösungen über HD (1280x720)</text:p>
            </text:list-item>
            <text:list-item>
              <text:p text:style-name="P81">Zudem sind User blind und würden sonst nie herausfinden, dass man tatsächlich die Formel (und ein bisschen Flavourtext) sehen kann...</text:p>
            </text:list-item>
          </text:list>
        </text:list-item>
        <text:list-item>
          <text:p text:style-name="P81">Formelbilder für Ward leicht überarbeitet</text:p>
          <text:list>
            <text:list-item>
              <text:p text:style-name="P81">Zum einen den 4PImxmy-Teil vor die Wurzel gepackt, dann einen Punkt zwischen den Bruch und den exp() und schlussendlich Vektorpfeile für die Tangente und Bitangente</text:p>
            </text:list-item>
          </text:list>
        </text:list-item>
        <text:list-item>
          <text:p text:style-name="P81">MatrixZoom-Limits etwas eingeschränkt</text:p>
          <text:list>
            <text:list-item>
              <text:p text:style-name="P81">Vorher: [0.2, 5], dann [0.5, 2], jetzt [0.333, 3]. Beim letzteren sind die Outlines der UIMatrices noch sichtbar, aber auch nur gerade so.</text:p>
            </text:list-item>
          </text:list>
        </text:list-item>
        <text:list-item>
          <text:p text:style-name="P81">WebGL-Template importiert und dann verbessert</text:p>
          <text:list>
            <text:list-item>
              <text:p text:style-name="P81"><text:a xlink:type="simple" xlink:href="https://github.com/greggman/better-unity-webgl-template" text:style-name="Internet_20_link" text:visited-style-name="Visited_20_Internet_20_Link">https://github.com/greggman/better-unity-webgl-template</text:a></text:p>
            </text:list-item>
            <text:list-item>
              <text:p text:style-name="P81">Mochte nicht, dass die Progressbar die meiste Zeit still steht und zudem den Unity-Splashscreen überblendet</text:p>
            </text:list-item>
            <text:list-item>
              <text:p text:style-name="P81">Habe es nicht hinbekommen, die Progressbar auszublenden, wenn der Progress bei 1 ist</text:p>
            </text:list-item>
            <text:list-item>
              <text:p text:style-name="P81">Habe es aber hinbekommen, den deaktivierten Spinner wieder zu aktivieren und die Progressbar komplett zu löschen</text:p>
            </text:list-item>
            <text:list-item>
              <text:p text:style-name="P81">Da das Laden sehr schnell geht, ist die Progressbar meiner Meinung nach hierbei unnötig...</text:p>
            </text:list-item>
          </text:list>
        </text:list-item>
        <text:list-item>
          <text:p text:style-name="P81">Rotationsmatritzen sind nun standardmäßig mit Radians betrieben</text:p>
          <text:list>
            <text:list-item>
              <text:p text:style-name="P81">Die komplette Euler-ZXY-Matrix gibt es aber auch noch mit Degrees. </text:p>
            </text:list-item>
          </text:list>
        </text:list-item>
        <text:list-item>
          <text:p text:style-name="P81">Bug mit dem GLCameraController gefunden, wobei scrollen immer noch etwas verändert hatte, selbst, wenn die Kamera geblockt war (ich sah es am specular Highlight...)</text:p>
          <text:list>
            <text:list-item>
              <text:p text:style-name="P81">Dabei fiel mir auf, dass die CameraPosition (für's Highlight benutze ich die) von der tatsächlichen Position gesettet wird und dass diese nicht von den Matritzen abhängt, sondern vom Transform der Kamera.</text:p>
            </text:list-item>
            <text:list-item>
              <text:p text:style-name="P81">Das ist allerdings so ein Nischenproblem (zudem noch eins, das keine wirkliche Lösung hat..), dass es mir herzlich egal ist.</text:p>
            </text:list-item>
          </text:list>
        </text:list-item>
        <text:list-item>
          <text:p text:style-name="P81">Teapot ist nun default-Modell (Suzanne als default ist wohl nur etwas für Blenderuser)</text:p>
        </text:list-item>
        <text:list-item>
          <text:p text:style-name="P81">Default-Kameraposition etwas näher ans Objekt gebracht</text:p>
        </text:list-item>
      </text:list>
      <text:p text:style-name="Standard"/>
      <text:p text:style-name="P9">01.01.20</text:p>
      <text:p text:style-name="Standard"/>
      <text:list xml:id="list6955123407383143843" text:style-name="L52">
        <text:list-item>
          <text:p text:style-name="P82">Mal kurz probiert, ob interpolierte Normalen auch als Vertex Colors funktionieren (weiß nicht, warum nicht...)</text:p>
          <text:list>
            <text:list-item>
              <text:p text:style-name="P82">Shader dafür geschrieben</text:p>
            </text:list-item>
            <text:list-item>
              <text:p text:style-name="P82">Extension dafür geschrieben (Normals as Colors)</text:p>
              <text:list>
                <text:list-item>
                  <text:p text:style-name="P82">Methode mit object[] akzeptiert keine structs</text:p>
                </text:list-item>
                <text:list-item>
                  <text:p text:style-name="P82">struct[] geht nicht</text:p>
                </text:list-item>
                <text:list-item>
                  <text:p text:style-name="P82">void Foo&lt;T&gt;(T[] asdf) hingegen geht für alles... sogar ohne den Type zu spefizieren</text:p>
                </text:list-item>
              </text:list>
            </text:list-item>
            <text:list-item>
              <text:p text:style-name="P82">Und es funktioniert. I shall investigate later.</text:p>
            </text:list-item>
          </text:list>
        </text:list-item>
      </text:list>
      <text:p text:style-name="Standard"/>
      <text:p text:style-name="P9">02.12.20</text:p>
      <text:p text:style-name="Standard"/>
      <text:list xml:id="list2217494514482922475" text:style-name="L53">
        <text:list-item>
          <text:p text:style-name="P83">Bug mit den Color-Normals gefunden</text:p>
          <text:list>
            <text:list-item>
              <text:p text:style-name="P83"><text:soft-page-break/>Hatte ja sehr komisches Flat-Shading, als ich das smoothe Modell geladen hatte</text:p>
            </text:list-item>
            <text:list-item>
              <text:p text:style-name="P83">Problem: meine DrawMethode war GL.Color, GL.Color, Gl.Color und dann die vertices</text:p>
            </text:list-item>
            <text:list-item>
              <text:p text:style-name="P83">Dabei geht nur die letzte Farbe durch</text:p>
            </text:list-item>
            <text:list-item>
              <text:p text:style-name="P83">Lösung: GL.Color, GL.Vertex, GL.Color, GL.Vertex, ..</text:p>
            </text:list-item>
            <text:list-item>
              <text:p text:style-name="P83">Vorher war die Normale für alle Vertices die der letzten Vertex, was natürlich falsch war.</text:p>
            </text:list-item>
            <text:list-item>
              <text:p text:style-name="P83">Extra Testscript dafür mit eigener Kamera und allem</text:p>
            </text:list-item>
          </text:list>
        </text:list-item>
        <text:list-item>
          <text:p text:style-name="P83">Extensions, um von einem Transform direkt die Modelmatrix zu bekommen und von einer Kamera direkt die VP-Matrix <text:s/></text:p>
        </text:list-item>
        <text:list-item>
          <text:p text:style-name="P83">Info Logging beim Modelpicker, weil ich neugierig war</text:p>
          <text:list>
            <text:list-item>
              <text:p text:style-name="P83">Der Teapot mit seinen "Quads" z.B. hat mehr Vertices pro Face als so manches anderes Modell (oder weniger Faces pro Vertex?)</text:p>
            </text:list-item>
          </text:list>
        </text:list-item>
        <text:list-item>
          <text:p text:style-name="P83">Download Button vom Main Menu entfernt, da das Main Menu ja nicht mehr in WebGL auftaucht...</text:p>
        </text:list-item>
        <text:list-item>
          <text:p text:style-name="P83">v0.93 erstellt und auf Github released</text:p>
        </text:list-item>
      </text:list>
      <text:p text:style-name="Standard"/>
      <text:p text:style-name="P9">03.01.20</text:p>
      <text:p text:style-name="Standard"/>
      <text:list xml:id="list1720415739765592501" text:style-name="L54">
        <text:list-item>
          <text:p text:style-name="P84">asdf</text:p>
        </text:list-item>
        <text:list-item>
          <text:p text:style-name="P8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20-01-02T18:40:36.90</dc:date>
    <dc:creator>Max Linke</dc:creator>
    <meta:editing-duration>PT15H28M30S</meta:editing-duration>
    <meta:editing-cycles>126</meta:editing-cycles>
    <meta:generator>OpenOffice/4.1.6$Win32 OpenOffice.org_project/416m1$Build-9790</meta:generator>
    <meta:document-statistic meta:table-count="0" meta:image-count="0" meta:object-count="0" meta:page-count="38" meta:paragraph-count="1192" meta:word-count="14698" meta:character-count="95659"/>
  </office:meta>
</office:document-meta>
</file>